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73154" officeooo:paragraph-rsid="00073154"/>
    </style:style>
    <style:style style:name="P2" style:family="paragraph" style:parent-style-name="Text_20_body">
      <style:paragraph-properties fo:text-align="center" style:justify-single-word="false"/>
      <style:text-properties officeooo:rsid="0008fea7" officeooo:paragraph-rsid="0008fea7"/>
    </style:style>
    <style:style style:name="P3" style:family="paragraph" style:parent-style-name="Heading_20_2">
      <style:text-properties officeooo:rsid="0009ddce" officeooo:paragraph-rsid="0009ddce"/>
    </style:style>
    <style:style style:name="P4" style:family="paragraph" style:parent-style-name="Text_20_body">
      <style:paragraph-properties fo:text-align="start" style:justify-single-word="false"/>
      <style:text-properties officeooo:rsid="00073154" officeooo:paragraph-rsid="0009ddce"/>
    </style:style>
    <style:style style:name="P5" style:family="paragraph" style:parent-style-name="Text_20_body">
      <style:text-properties fo:font-size="15pt" officeooo:rsid="0009ddce" officeooo:paragraph-rsid="0009ddce" style:font-size-asian="13.1000003814697pt" style:font-size-complex="15pt"/>
    </style:style>
    <style:style style:name="P6" style:family="paragraph" style:parent-style-name="Text_20_body">
      <style:text-properties fo:font-size="15pt" officeooo:rsid="000d190b" officeooo:paragraph-rsid="000d190b" style:font-size-asian="13.1000003814697pt" style:font-size-complex="15pt"/>
    </style:style>
    <style:style style:name="P7" style:family="paragraph" style:parent-style-name="Heading_20_1">
      <style:text-properties officeooo:rsid="000c3e73"/>
    </style:style>
    <style:style style:name="P8" style:family="paragraph" style:parent-style-name="Text_20_body">
      <style:text-properties fo:font-size="15pt" officeooo:rsid="000c3e73" officeooo:paragraph-rsid="000c3e73" style:font-size-asian="15pt" style:font-size-complex="15pt"/>
    </style:style>
    <style:style style:name="P9" style:family="paragraph" style:parent-style-name="Heading_20_1">
      <style:text-properties officeooo:rsid="000c3e73" officeooo:paragraph-rsid="000c3e73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8fea7" style:font-size-asian="15pt" style:font-size-complex="15pt"/>
    </style:style>
    <style:style style:name="T3" style:family="text">
      <style:text-properties officeooo:rsid="0008fea7"/>
    </style:style>
    <style:style style:name="T4" style:family="text">
      <style:text-properties officeooo:rsid="000ac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uvraj Kumpavat</text:p>
      <text:p text:style-name="P2">(+44) 07867068212 <text:s/>syuvraj.2021@gmail.com</text:p>
      <text:h text:style-name="P3" text:outline-level="2">Introduction:</text:h>
      <text:p text:style-name="P4"><text:span text:style-name="T1">Gameplay Programmer specialising in vehicle physics system </text:span><text:span text:style-name="T2">with a deep fascination for the mathematics and engineering that transform tyre models, suspension and vehicle dynamics into a thrilling, fun driving experience. I’m eager to contribute to and learn from industry-leading teams. What drives me most is innate love for cars.</text:span><text:span text:style-name="T3"><text:line-break/></text:span></text:p>
      <text:h text:style-name="P3" text:outline-level="2">Work Experience:</text:h>
      <text:p text:style-name="P5"><text:a xlink:type="simple" xlink:href="https://www.youtube.com/watch?v=QmrfhPPtUz0" text:style-name="Internet_20_link" text:visited-style-name="Visited_20_Internet_20_Link">Unreal Racing Physics</text:a> – <text:span text:style-name="T4">Developed a racing physics system from scratch using Blueprints in Unreal engine. Currently refactoring the whole system in C++ for enhanced performance optimisation over Chaos Vehicle Physics.<text:line-break/><text:line-break/></text:span><text:a xlink:type="simple" xlink:href="https://www.youtube.com/watch?v=9J3C8_RJLgU" text:style-name="Internet_20_link" text:visited-style-name="Visited_20_Internet_20_Link"><text:span text:style-name="T4">Twin Flames</text:span></text:a><text:span text:style-name="T4"> – Lead Senior Gameplay Programmer and developed a local co-op puzzle platformer. Implemented a basic animation blueprint with state machines. Successfully delivered game within time constraints.</text:span></text:p>
      <text:p text:style-name="P5"/>
      <text:p text:style-name="P6"><text:a xlink:type="simple" xlink:href="https://github.com/Euphorus/TypeVim" text:style-name="Internet_20_link" text:visited-style-name="Visited_20_Internet_20_Link">TypeVim</text:a> – Made a spin-off version of Vim to understand low level programming. Programmed in C. Currently supports .c, .cpp and .h files.</text:p>
      <text:h text:style-name="P7" text:outline-level="1">Skills:</text:h>
      <text:p text:style-name="P8">Hard skills: C, C++, C#, Python, Unity, Unreal Engine, Git/GitHub, Vim, Linux</text:p>
      <text:p text:style-name="P8">Soft Skills: Technical Leadership, Communication, Teamwork, Punctuality, Systems Programming</text:p>
      <text:p text:style-name="P8"/>
      <text:h text:style-name="P9" text:outline-level="1">Education:</text:h>
      <text:p text:style-name="P8">BSc (Hons) Games Design and Programming</text:p>
      <text:p text:style-name="P8">University of Staffordshire | 2022 - 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2:19:47.825869700</meta:creation-date>
    <dc:date>2025-08-11T13:26:52.826072800</dc:date>
    <meta:editing-duration>PT7M40S</meta:editing-duration>
    <meta:editing-cycles>1</meta:editing-cycles>
    <meta:document-statistic meta:table-count="0" meta:image-count="0" meta:object-count="0" meta:page-count="1" meta:paragraph-count="13" meta:word-count="172" meta:character-count="1244" meta:non-whitespace-character-count="1079"/>
    <meta:generator>LibreOffice/25.2.5.2$Windows_X86_64 LibreOffice_project/03d19516eb2e1dd5d4ccd751a0d6f35f35e08022</meta:generator>
  </office:meta>
</office:document-meta>
</file>